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hatch" draw:fill-color="#ffffff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gradient" draw:fill-gradient-name="Blue-Red" draw:textarea-horizontal-align="center" draw:textarea-vertical-align="middle"/>
    </style:style>
    <style:style style:name="gr3" style:family="graphic" style:parent-style-name="standard">
      <style:graphic-properties svg:stroke-width="0.102cm" draw:marker-start-width="0.352cm" draw:marker-end-width="0.352cm" draw:fill="hatch" draw:fill-color="#ffffff" draw:fill-gradient-name="Gradient_20_1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05cm"/>
    </style:style>
    <style:style style:name="gr12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751cm"/>
    </style:style>
    <style:style style:name="gr14" style:family="graphic" style:parent-style-name="standard">
      <style:graphic-properties draw:stroke="none" svg:stroke-color="#000000" draw:fill="none" draw:fill-color="#ffffff" fo:min-height="1.421cm"/>
    </style:style>
    <style:style style:name="gr15" style:family="graphic" style:parent-style-name="standard">
      <style:graphic-properties draw:stroke="none" svg:stroke-color="#000000" draw:fill="none" draw:fill-color="#ffffff" fo:min-height="0.73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81cm"/>
    </style:style>
    <style:style style:name="gr20" style:family="graphic" style:parent-style-name="standard">
      <style:graphic-properties draw:stroke="solid"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fo:min-height="1.3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cm"/>
    </style:style>
    <style:style style:name="gr23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24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stroke="none" svg:stroke-color="#000000" draw:fill="none" draw:fill-color="#ffffff" fo:min-height="0.547cm"/>
    </style:style>
    <style:style style:name="gr26" style:family="graphic" style:parent-style-name="standard">
      <style:graphic-properties draw:stroke="none" svg:stroke-color="#000000" draw:fill="none" draw:fill-color="#ffffff" fo:min-height="1.623cm"/>
    </style:style>
    <style:style style:name="gr27" style:family="graphic" style:parent-style-name="standard">
      <style:graphic-properties svg:stroke-width="0.051cm" draw:marker-start="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svg:stroke-width="0.102cm" draw:marker-start-width="0.352cm" draw:marker-end-width="0.352cm" draw:fill="none" draw:fill-color="#ffffff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02cm" draw:marker-start-width="0.352cm" draw:marker-end-width="0.352cm" draw:fill="none" draw:fill-color="#ffffff" draw:fill-gradient-name="Gradient_20_1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ole-draw-aspect="1" style:protect="size"/>
    </style:style>
    <style:style style:name="gr36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marker-start="Circle" draw:marker-start-width="0.457cm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marker-end="Circle" draw:marker-end-width="0.457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fo:min-height="0.554cm"/>
    </style:style>
    <style:style style:name="gr42" style:family="graphic" style:parent-style-name="standard">
      <style:graphic-properties draw:stroke="none" svg:stroke-color="#000000" draw:fill="none" draw:fill-color="#ffffff" fo:min-height="0.645cm"/>
    </style:style>
    <style:style style:name="gr43" style:family="graphic" style:parent-style-name="standard">
      <style:graphic-properties draw:stroke="none" svg:stroke-color="#000000" draw:fill="none" draw:fill-color="#ffffff" fo:min-height="1.684cm"/>
    </style:style>
    <style:style style:name="gr44" style:family="graphic" style:parent-style-name="standard">
      <style:graphic-properties svg:stroke-color="#ff3366" draw:marker-start="Arrow" draw:marker-start-width="0.3cm" draw:marker-end="Arrow" draw:marker-end-width="0.3cm" draw:textarea-horizontal-align="center" draw:textarea-vertical-align="middle"/>
    </style:style>
    <style:style style:name="gr45" style:family="graphic" style:parent-style-name="standard">
      <style:graphic-properties draw:stroke="none" svg:stroke-color="#ff3366" draw:fill="none" draw:fill-color="#ffffff" fo:min-height="0.733cm"/>
    </style:style>
    <style:style style:name="gr46" style:family="graphic" style:parent-style-name="standard">
      <style:graphic-properties draw:stroke="none" svg:stroke-color="#000000" draw:fill="none" draw:fill-color="#ffffff" fo:min-height="1.505cm"/>
    </style:style>
    <style:style style:name="gr47" style:family="graphic" style:parent-style-name="standard">
      <style:graphic-properties svg:stroke-width="0.203cm" draw:marker-start-width="0.503cm" draw:marker-end-width="0.5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49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0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1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2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ff0000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family="Arial" style:font-family-generic="roman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1" draw:id="id1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" draw:text-style-name="P1" xml:id="id3" draw:id="id3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3" draw:text-style-name="P1" xml:id="id5" draw:id="id5" draw:layer="layout" svg:width="1.176cm" svg:height="3.584cm" svg:x="3.9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4" draw:text-style-name="P1" draw:layer="layout" svg:x1="13.431cm" svg:y1="5.917cm" svg:x2="13.122cm" svg:y2="4.371cm" draw:start-shape="id1" draw:start-glue-point="0" draw:end-shape="id2" draw:end-glue-point="1" svg:d="m13431 5917v-1546h-309">
          <text:p/>
        </draw:connector>
        <draw:connector draw:style-name="gr5" draw:text-style-name="P1" draw:layer="measurelines" draw:type="line" svg:x1="10.861cm" svg:y1="5.917cm" svg:x2="10.861cm" svg:y2="9.501cm" draw:start-shape="id3" draw:start-glue-point="4" draw:end-shape="id3" draw:end-glue-point="6" svg:d="m10861 5917v3584">
          <text:p/>
        </draw:connector>
        <draw:circle draw:style-name="gr6" draw:text-style-name="P1" xml:id="id4" draw:id="id4" draw:layer="measurelines" svg:width="1.394cm" svg:height="1.394cm" svg:x="7.97cm" svg:y="3.674cm">
          <text:p/>
        </draw:circle>
        <draw:connector draw:style-name="gr4" draw:text-style-name="P1" draw:layer="measurelines" svg:x1="10.009cm" svg:y1="5.917cm" svg:x2="9.364cm" svg:y2="4.371cm" draw:start-shape="id3" draw:start-glue-point="5" draw:end-shape="id4" draw:end-glue-point="1" svg:d="m10009 5917v-1546h-645">
          <text:p/>
        </draw:connector>
        <draw:connector draw:style-name="gr4" draw:text-style-name="P1" draw:layer="measurelines" svg:x1="7.97cm" svg:y1="4.371cm" svg:x2="4.502cm" svg:y2="5.917cm" draw:start-shape="id4" draw:start-glue-point="3" draw:end-shape="id5" draw:end-glue-point="0" svg:d="m7970 4371h-3468v1546">
          <text:p/>
        </draw:connector>
        <draw:connector draw:style-name="gr4" draw:text-style-name="P1" draw:layer="measurelines" draw:line-skew="0.312cm" svg:x1="4.502cm" svg:y1="9.501cm" svg:x2="10.01cm" svg:y2="9.501cm" draw:start-shape="id5" draw:end-shape="id3" draw:end-glue-point="7" svg:d="m4502 9501v863h5508v-863">
          <text:p/>
        </draw:connector>
        <draw:connector draw:style-name="gr5" draw:text-style-name="P1" draw:layer="measurelines" draw:type="line" svg:x1="10.009cm" svg:y1="5.917cm" svg:x2="10.01cm" svg:y2="9.501cm" draw:start-shape="id3" draw:start-glue-point="5" draw:end-shape="id3" draw:end-glue-point="7" svg:d="m10009 5917 1 3584">
          <text:p/>
        </draw:connector>
        <draw:circle draw:style-name="gr6" draw:text-style-name="P1" xml:id="id2" draw:id="id2" draw:layer="measurelines" svg:width="1.394cm" svg:height="1.394cm" svg:x="11.728cm" svg:y="3.674cm">
          <text:p/>
        </draw:circle>
        <draw:custom-shape draw:style-name="gr7" draw:text-style-name="P1" xml:id="id6" draw:id="id6" draw:layer="measurelines" svg:width="0.434cm" svg:height="0.434cm" draw:transform="rotate (1.5707963267946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21" draw:id="id21" draw:layer="measurelines" svg:width="0.434cm" svg:height="0.434cm" draw:transform="rotate (-1.5707963267957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measurelines" svg:x1="12.173cm" svg:y1="10.353cm" svg:x2="13.431cm" svg:y2="9.501cm" draw:start-shape="id6" draw:start-glue-point="6" draw:end-shape="id1" draw:end-glue-point="2" svg:d="m12173 10353h1258v-852">
          <text:p/>
        </draw:connector>
        <draw:connector draw:style-name="gr4" draw:text-style-name="P1" draw:layer="measurelines" svg:x1="11.728cm" svg:y1="4.371cm" svg:x2="10.861cm" svg:y2="5.917cm" draw:start-shape="id2" draw:start-glue-point="3" draw:end-shape="id3" draw:end-glue-point="4" svg:d="m11728 4371h-867v1546">
          <text:p/>
        </draw:connector>
        <draw:rect draw:style-name="gr8" draw:text-style-name="P1" draw:layer="measurelines" svg:width="9.361cm" svg:height="7.883cm" svg:x="6.389cm" svg:y="3.323cm">
          <text:p/>
        </draw:rect>
        <draw:g>
          <draw:custom-shape draw:style-name="gr9" draw:text-style-name="P1" draw:layer="measurelines" svg:width="0.388cm" svg:height="1.706cm" draw:transform="rotate (3.1415926535892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draw:transform="rotate (3.1415926535892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15.146cm" svg:y1="7.626cm" svg:x2="14.403cm" svg:y2="7.624cm">
            <text:p/>
          </draw:line>
        </draw:g>
        <draw:g>
          <draw:custom-shape draw:style-name="gr9" draw:text-style-name="P1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2.73cm" svg:y1="7.673cm" svg:x2="3.473cm" svg:y2="7.675cm">
            <text:p/>
          </draw:line>
        </draw:g>
        <draw:frame draw:style-name="gr11" draw:text-style-name="P2" xml:id="id7" draw:id="id7" draw:layer="measurelines" svg:width="4.537cm" svg:height="0.963cm" svg:x="12.926cm" svg:y="2.026cm">
          <draw:text-box>
            <text:p text:style-name="P2">Compressor</text:p>
          </draw:text-box>
        </draw:frame>
        <draw:connector draw:style-name="gr12" draw:text-style-name="P1" draw:layer="measurelines" draw:type="line" svg:x1="12.926cm" svg:y1="2.507cm" svg:x2="12.212cm" svg:y2="3.598cm" draw:start-shape="id7" draw:start-glue-point="3" svg:d="m12926 2507-714 1091">
          <text:p/>
        </draw:connector>
        <draw:frame draw:style-name="gr11" draw:text-style-name="P3" xml:id="id8" draw:id="id8" draw:layer="measurelines" svg:width="2.331cm" svg:height="0.963cm" svg:x="9.014cm" svg:y="1.845cm">
          <draw:text-box>
            <text:p text:style-name="P3">Pump</text:p>
          </draw:text-box>
        </draw:frame>
        <draw:connector draw:style-name="gr12" draw:text-style-name="P1" draw:layer="measurelines" draw:type="line" svg:x1="10.179cm" svg:y1="2.808cm" svg:x2="8.667cm" svg:y2="3.674cm" draw:start-shape="id8" draw:start-glue-point="2" draw:end-shape="id4" draw:end-glue-point="0" svg:d="m10179 2808-1512 866">
          <text:p/>
        </draw:connector>
        <draw:frame draw:style-name="gr13" draw:text-style-name="P2" draw:layer="measurelines" svg:width="4.238cm" svg:height="2.001cm" svg:x="2.418cm" svg:y="11.787cm">
          <draw:text-box>
            <text:p text:style-name="P2">Indoor Coil</text:p>
          </draw:text-box>
        </draw:frame>
        <draw:frame draw:style-name="gr13" draw:text-style-name="P2" xml:id="id9" draw:id="id9" draw:layer="measurelines" svg:width="4.238cm" svg:height="2.001cm" svg:x="15.285cm" svg:y="11.654cm">
          <draw:text-box>
            <text:p text:style-name="P2">Outdoor Coil</text:p>
            <text:p text:style-name="P2">(Condenser) </text:p>
          </draw:text-box>
        </draw:frame>
        <draw:connector draw:style-name="gr12" draw:text-style-name="P1" draw:layer="measurelines" draw:type="line" svg:x1="15.285cm" svg:y1="12.654cm" svg:x2="14.139cm" svg:y2="9.645cm" draw:start-shape="id9" draw:start-glue-point="3" svg:d="m15285 12654-1146-3009">
          <text:p/>
        </draw:connector>
        <draw:connector draw:style-name="gr12" draw:text-style-name="P1" draw:layer="measurelines" draw:type="line" svg:x1="3.302cm" svg:y1="11.679cm" svg:x2="4.153cm" svg:y2="9.805cm" svg:d="m3302 11679 851-1874">
          <text:p/>
        </draw:connector>
        <draw:frame draw:style-name="gr13" draw:text-style-name="P2" xml:id="id10" draw:id="id10" draw:layer="measurelines" svg:width="4.238cm" svg:height="2.001cm" svg:x="10.758cm" svg:y="11.948cm">
          <draw:text-box>
            <text:p text:style-name="P2">Internal</text:p>
            <text:p text:style-name="P2">HX</text:p>
          </draw:text-box>
        </draw:frame>
        <draw:connector draw:style-name="gr12" draw:text-style-name="P1" draw:layer="measurelines" draw:type="line" svg:x1="10.758cm" svg:y1="12.948cm" svg:x2="10.437cm" svg:y2="9.854cm" draw:start-shape="id10" draw:start-glue-point="3" svg:d="m10758 12948-321-3094">
          <text:p/>
        </draw:connector>
        <draw:frame draw:style-name="gr14" draw:text-style-name="P4" draw:layer="measurelines" svg:width="4.025cm" svg:height="1.675cm" draw:transform="rotate (1.5707963267946) translate (15.86cm 8.668cm)">
          <draw:text-box>
            <text:p text:style-name="P4">Outdoor</text:p>
            <text:p text:style-name="P4">Unit</text:p>
          </draw:text-box>
        </draw:frame>
        <draw:rect draw:style-name="gr1" draw:text-style-name="P1" xml:id="id11" draw:id="id11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3" draw:text-style-name="P1" xml:id="id13" draw:id="id13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4" draw:text-style-name="P1" draw:layer="layout" svg:x1="13.432cm" svg:y1="19.117cm" svg:x2="12.323cm" svg:y2="17.571cm" draw:start-shape="id11" draw:start-glue-point="0" draw:end-shape="id12" draw:end-glue-point="1" svg:d="m13432 19117v-1546h-1109">
          <text:p/>
        </draw:connector>
        <draw:connector draw:style-name="gr5" draw:text-style-name="P1" draw:layer="layout" draw:type="line" svg:x1="10.162cm" svg:y1="19.117cm" svg:x2="10.162cm" svg:y2="22.701cm" svg:d="m10162 19117v3584">
          <text:p/>
        </draw:connector>
        <draw:connector draw:style-name="gr4" draw:text-style-name="P1" draw:layer="layout" svg:x1="10.929cm" svg:y1="17.571cm" svg:x2="4.503cm" svg:y2="18.717cm" draw:start-shape="id12" draw:start-glue-point="3" draw:end-shape="id13" draw:end-glue-point="0" svg:d="m10929 17571h-6426v1146">
          <text:p/>
        </draw:connector>
        <draw:circle draw:style-name="gr6" draw:text-style-name="P1" xml:id="id12" draw:id="id12" draw:layer="layout" svg:width="1.394cm" svg:height="1.394cm" svg:x="10.929cm" svg:y="16.874cm">
          <text:p/>
        </draw:circle>
        <draw:custom-shape draw:style-name="gr7" draw:text-style-name="P1" xml:id="id17" draw:id="id17" draw:layer="layout" svg:width="0.434cm" svg:height="0.434cm" draw:transform="rotate (1.5707963267946) translate (5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18" draw:id="id18" draw:layer="layout" svg:width="0.434cm" svg:height="0.434cm" draw:transform="rotate (-1.57079632679579) translate (5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8" draw:text-style-name="P1" draw:layer="layout" svg:width="9.361cm" svg:height="7.68cm" svg:x="6.39cm" svg:y="16.523cm">
          <text:p/>
        </draw:rect>
        <draw:g>
          <draw:custom-shape draw:style-name="gr9" draw:text-style-name="P1" draw:layer="layout" svg:width="0.388cm" svg:height="1.706cm" draw:transform="rotate (3.1415926535892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9cm" svg:height="1.706cm" draw:transform="rotate (3.1415926535892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147cm" svg:y1="20.826cm" svg:x2="14.404cm" svg:y2="20.824cm">
            <text:p/>
          </draw:line>
        </draw:g>
        <draw:g>
          <draw:custom-shape draw:style-name="gr9" draw:text-style-name="P1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2.731cm" svg:y1="20.473cm" svg:x2="3.474cm" svg:y2="20.475cm">
            <text:p/>
          </draw:line>
        </draw:g>
        <draw:frame draw:style-name="gr11" draw:text-style-name="P2" xml:id="id14" draw:id="id14" draw:layer="layout" svg:width="4.537cm" svg:height="0.963cm" svg:x="12.527cm" svg:y="15.226cm">
          <draw:text-box>
            <text:p text:style-name="P2">Compressor</text:p>
          </draw:text-box>
        </draw:frame>
        <draw:connector draw:style-name="gr12" draw:text-style-name="P1" draw:layer="layout" draw:type="line" svg:x1="12.527cm" svg:y1="15.707cm" svg:x2="11.813cm" svg:y2="16.798cm" draw:start-shape="id14" draw:start-glue-point="3" svg:d="m12527 15707-714 1091">
          <text:p/>
        </draw:connector>
        <draw:frame draw:style-name="gr15" draw:text-style-name="P2" xml:id="id16" draw:id="id16" draw:layer="layout" svg:width="4.398cm" svg:height="1.675cm" svg:x="2.431cm" svg:y="24.84cm">
          <draw:text-box>
            <text:p text:style-name="P2">Indoor Coil</text:p>
            <text:p text:style-name="P2">(Evaporator)</text:p>
          </draw:text-box>
        </draw:frame>
        <draw:frame draw:style-name="gr16" draw:text-style-name="P2" xml:id="id15" draw:id="id15" draw:layer="layout" svg:width="4.238cm" svg:height="1.675cm" svg:x="15.214cm" svg:y="24.654cm">
          <draw:text-box>
            <text:p text:style-name="P2">Outdoor Coil</text:p>
            <text:p text:style-name="P2">(Condenser)</text:p>
          </draw:text-box>
        </draw:frame>
        <draw:connector draw:style-name="gr12" draw:text-style-name="P1" draw:layer="layout" draw:type="line" svg:x1="15.214cm" svg:y1="25.491cm" svg:x2="14.14cm" svg:y2="22.845cm" draw:start-shape="id15" draw:start-glue-point="3" svg:d="m15214 25491-1074-2646">
          <text:p/>
        </draw:connector>
        <draw:connector draw:style-name="gr12" draw:text-style-name="P1" draw:layer="layout" draw:type="line" svg:x1="4.63cm" svg:y1="24.84cm" svg:x2="4.088cm" svg:y2="22.59cm" draw:start-shape="id16" draw:start-glue-point="0" svg:d="m4630 24840-542-2250">
          <text:p/>
        </draw:connector>
        <draw:frame draw:style-name="gr14" draw:text-style-name="P4" draw:layer="layout" svg:width="4.102cm" svg:height="1.675cm" draw:transform="rotate (1.5707963267946) translate (15.861cm 22.268cm)">
          <draw:text-box>
            <text:p text:style-name="P4">Outdoor</text:p>
            <text:p text:style-name="P4">Unit</text:p>
          </draw:text-box>
        </draw:frame>
        <draw:connector draw:style-name="gr17" draw:text-style-name="P1" draw:layer="layout" svg:x1="13.432cm" svg:y1="22.701cm" svg:x2="6.006cm" svg:y2="23.553cm" draw:start-shape="id11" draw:start-glue-point="2" draw:end-shape="id17" draw:end-glue-point="6" svg:d="m13432 22701v852h-7426">
          <text:p/>
        </draw:connector>
        <draw:line draw:style-name="gr18" draw:text-style-name="P1" draw:layer="layout" svg:x1="8.137cm" svg:y1="3.94cm" svg:x2="9.408cm" svg:y2="4.225cm">
          <text:p/>
        </draw:line>
        <draw:line draw:style-name="gr18" draw:text-style-name="P1" draw:layer="layout" svg:x1="8.189cm" svg:y1="4.9cm" svg:x2="9.305cm" svg:y2="4.614cm">
          <text:p/>
        </draw:line>
        <draw:line draw:style-name="gr18" draw:text-style-name="P1" draw:layer="layout" svg:x1="11.908cm" svg:y1="3.926cm" svg:x2="13.044cm" svg:y2="4.096cm">
          <text:p/>
        </draw:line>
        <draw:line draw:style-name="gr18" draw:text-style-name="P1" draw:layer="layout" svg:x1="11.902cm" svg:y1="4.848cm" svg:x2="13.07cm" svg:y2="4.64cm">
          <text:p/>
        </draw:line>
        <draw:connector draw:style-name="gr17" draw:text-style-name="P1" draw:layer="layout" svg:x1="5.172cm" svg:y1="23.551cm" svg:x2="4.84cm" svg:y2="22.301cm" draw:start-shape="id18" draw:start-glue-point="6" draw:end-shape="id13" draw:end-glue-point="5" svg:d="m5172 23551h-332v-1250">
          <text:p/>
        </draw:connector>
        <draw:frame draw:style-name="gr19" draw:text-style-name="P2" xml:id="id19" draw:id="id19" draw:layer="layout" svg:width="1.932cm" svg:height="1.131cm" svg:x="6.827cm" svg:y="25.111cm">
          <draw:text-box>
            <text:p text:style-name="P2">XV</text:p>
          </draw:text-box>
        </draw:frame>
        <draw:connector draw:style-name="gr12" draw:text-style-name="P1" draw:layer="layout" draw:type="line" svg:x1="6.827cm" svg:y1="25.676cm" svg:x2="5.789cm" svg:y2="23.77cm" draw:start-shape="id19" draw:start-glue-point="3" draw:end-shape="id17" draw:end-glue-point="3" svg:d="m6827 25676-1038-1906">
          <text:p/>
        </draw:connector>
        <draw:frame draw:style-name="gr19" draw:text-style-name="P2" xml:id="id20" draw:id="id20" draw:layer="layout" svg:width="1.932cm" svg:height="1.131cm" svg:x="12.756cm" svg:y="11.223cm">
          <draw:text-box>
            <text:p text:style-name="P2">XV</text:p>
          </draw:text-box>
        </draw:frame>
        <draw:connector draw:style-name="gr12" draw:text-style-name="P1" draw:layer="layout" draw:type="line" svg:x1="12.756cm" svg:y1="11.788cm" svg:x2="11.956cm" svg:y2="10.462cm" draw:start-shape="id20" draw:start-glue-point="3" draw:end-shape="id6" draw:end-glue-point="5" svg:d="m12756 11788-800-1326">
          <text:p/>
        </draw:connector>
        <draw:line draw:style-name="gr18" draw:text-style-name="P1" draw:layer="layout" svg:x1="11.245cm" svg:y1="17.025cm" svg:x2="12.309cm" svg:y2="17.37cm">
          <text:p/>
        </draw:line>
        <draw:line draw:style-name="gr18" draw:text-style-name="P1" draw:layer="layout" svg:x1="11.13cm" svg:y1="18.118cm" svg:x2="12.244cm" svg:y2="17.836cm">
          <text:p/>
        </draw:line>
        <draw:rect draw:style-name="gr20" draw:text-style-name="P1" draw:layer="layout" svg:width="17.267cm" svg:height="12.254cm" svg:x="2.089cm" svg:y="1.402cm">
          <text:p/>
        </draw:rect>
        <draw:rect draw:style-name="gr20" draw:text-style-name="P1" draw:layer="layout" svg:width="17.267cm" svg:height="12.254cm" svg:x="2.09cm" svg:y="14.202cm">
          <text:p/>
        </draw:rect>
        <draw:connector draw:style-name="gr17" draw:text-style-name="P1" draw:layer="layout" svg:x1="11.339cm" svg:y1="10.351cm" svg:x2="10.861cm" svg:y2="9.501cm" draw:start-shape="id21" draw:start-glue-point="6" draw:end-shape="id3" draw:end-glue-point="6" svg:d="m11339 10351h-478v-850">
          <text:p/>
        </draw:connector>
        <draw:frame draw:style-name="gr21" draw:text-style-name="P2" draw:layer="layout" svg:width="1.997cm" svg:height="1.675cm" svg:x="-1.556cm" svg:y="3.373cm">
          <draw:text-box>
            <text:p text:style-name="P2">100 dpi</text:p>
          </draw:text-box>
        </draw:frame>
        <draw:frame draw:style-name="gr21" draw:text-style-name="P2" draw:layer="layout" svg:width="1.997cm" svg:height="1.675cm" svg:x="-1.633cm" svg:y="14.476cm">
          <draw:text-box>
            <text:p text:style-name="P2">100 dpi</text:p>
          </draw:text-box>
        </draw:frame>
        <draw:frame draw:style-name="gr22" draw:text-style-name="P2" draw:layer="layout" svg:width="0.853cm" svg:height="0.963cm" svg:x="13.438cm" svg:y="3.943cm">
          <draw:text-box>
            <text:p text:style-name="P2">2</text:p>
          </draw:text-box>
        </draw:frame>
        <draw:circle draw:style-name="gr23" draw:text-style-name="P1" draw:layer="layout" svg:width="0.364cm" svg:height="0.364cm" svg:x="13.248cm" svg:y="4.201cm">
          <text:p/>
        </draw:circle>
        <draw:circle draw:style-name="gr23" draw:text-style-name="P1" draw:layer="layout" svg:width="0.364cm" svg:height="0.364cm" svg:x="13.248cm" svg:y="10.153cm">
          <text:p/>
        </draw:circle>
        <draw:frame draw:style-name="gr22" draw:text-style-name="P2" draw:layer="layout" svg:width="0.853cm" svg:height="0.963cm" svg:x="13.439cm" svg:y="9.844cm">
          <draw:text-box>
            <text:p text:style-name="P2">3</text:p>
          </draw:text-box>
        </draw:frame>
        <draw:frame draw:style-name="gr22" draw:text-style-name="P2" draw:layer="layout" svg:width="0.853cm" svg:height="0.963cm" svg:x="13.438cm" svg:y="17.121cm">
          <draw:text-box>
            <text:p text:style-name="P2">2</text:p>
          </draw:text-box>
        </draw:frame>
        <draw:circle draw:style-name="gr23" draw:text-style-name="P1" draw:layer="layout" svg:width="0.364cm" svg:height="0.364cm" svg:x="13.248cm" svg:y="17.379cm">
          <text:p/>
        </draw:circle>
        <draw:frame draw:style-name="gr22" draw:text-style-name="P2" draw:layer="layout" svg:width="0.853cm" svg:height="0.963cm" svg:x="13.439cm" svg:y="23.022cm">
          <draw:text-box>
            <text:p text:style-name="P2">3</text:p>
          </draw:text-box>
        </draw:frame>
        <draw:circle draw:style-name="gr23" draw:text-style-name="P1" draw:layer="layout" svg:width="0.364cm" svg:height="0.364cm" svg:x="13.248cm" svg:y="23.353cm">
          <text:p/>
        </draw:circle>
        <draw:circle draw:style-name="gr23" draw:text-style-name="P1" draw:layer="layout" svg:width="0.364cm" svg:height="0.364cm" svg:x="10.696cm" svg:y="4.201cm">
          <text:p/>
        </draw:circle>
        <draw:circle draw:style-name="gr23" draw:text-style-name="P1" draw:layer="layout" svg:width="0.364cm" svg:height="0.364cm" svg:x="4.322cm" svg:y="17.379cm">
          <text:p/>
        </draw:circle>
        <draw:circle draw:style-name="gr23" draw:text-style-name="P1" draw:layer="layout" svg:width="0.364cm" svg:height="0.364cm" svg:x="4.648cm" svg:y="23.379cm">
          <text:p/>
        </draw:circle>
        <draw:frame draw:style-name="gr22" draw:text-style-name="P2" draw:layer="layout" svg:width="0.853cm" svg:height="0.963cm" svg:x="4.412cm" svg:y="16.603cm">
          <draw:text-box>
            <text:p text:style-name="P2">1</text:p>
          </draw:text-box>
        </draw:frame>
        <draw:frame draw:style-name="gr22" draw:text-style-name="P2" draw:layer="layout" svg:width="0.853cm" svg:height="0.963cm" svg:x="4.464cm" svg:y="23.607cm">
          <draw:text-box>
            <text:p text:style-name="P2">4</text:p>
          </draw:text-box>
        </draw:frame>
        <draw:frame draw:style-name="gr22" draw:text-style-name="P2" draw:layer="layout" svg:width="0.853cm" svg:height="0.963cm" svg:x="10.248cm" svg:y="3.425cm">
          <draw:text-box>
            <text:p text:style-name="P2">1</text:p>
          </draw:text-box>
        </draw:frame>
        <draw:circle draw:style-name="gr23" draw:text-style-name="P1" draw:layer="layout" svg:width="0.364cm" svg:height="0.364cm" svg:x="10.722cm" svg:y="10.179cm">
          <text:p/>
        </draw:circle>
        <draw:frame draw:style-name="gr22" draw:text-style-name="P2" draw:layer="layout" svg:width="0.853cm" svg:height="0.963cm" svg:x="10.741cm" svg:y="10.322cm">
          <draw:text-box>
            <text:p text:style-name="P2">4</text:p>
          </draw:text-box>
        </draw:frame>
        <draw:line draw:style-name="gr24" draw:text-style-name="P1" draw:layer="layout" svg:x1="5.42cm" svg:y1="17.572cm" svg:x2="9.598cm" svg:y2="17.572cm">
          <text:p/>
        </draw:line>
        <draw:frame draw:style-name="gr25" draw:text-style-name="P2" draw:layer="layout" svg:width="4.411cm" svg:height="0.963cm" svg:x="6.48cm" svg:y="17.51cm">
          <draw:text-box>
            <text:p text:style-name="P2">Suction Line</text:p>
          </draw:text-box>
        </draw:frame>
        <draw:line draw:style-name="gr24" draw:text-style-name="P1" draw:layer="layout" svg:x1="8.22cm" svg:y1="23.562cm" svg:x2="12.398cm" svg:y2="23.562cm">
          <text:p/>
        </draw:line>
        <draw:frame draw:style-name="gr25" draw:text-style-name="P2" draw:layer="layout" svg:width="3.976cm" svg:height="0.963cm" svg:x="8.352cm" svg:y="22.611cm">
          <draw:text-box>
            <text:p text:style-name="P2">Liquid Line</text:p>
          </draw:text-box>
        </draw:frame>
        <draw:line draw:style-name="gr10" draw:text-style-name="P1" draw:layer="layout" svg:x1="4.661cm" svg:y1="4.382cm" svg:x2="6.185cm" svg:y2="4.379cm">
          <text:p/>
        </draw:line>
        <draw:line draw:style-name="gr10" draw:text-style-name="P1" draw:layer="layout" svg:x1="4.661cm" svg:y1="10.383cm" svg:x2="6.185cm" svg:y2="10.38cm">
          <text:p/>
        </draw:line>
        <draw:frame draw:style-name="gr26" draw:text-style-name="P3" draw:layer="layout" svg:width="2.646cm" svg:height="1.873cm" svg:x="3.595cm" svg:y="2.791cm">
          <draw:text-box>
            <text:p text:style-name="P3">Return Line</text:p>
          </draw:text-box>
        </draw:frame>
        <draw:line draw:style-name="gr10" draw:text-style-name="P1" draw:layer="layout" svg:x1="4.661cm" svg:y1="4.383cm" svg:x2="6.185cm" svg:y2="4.38cm">
          <text:p/>
        </draw:line>
        <draw:frame draw:style-name="gr26" draw:text-style-name="P3" draw:layer="layout" svg:width="2.646cm" svg:height="1.873cm" svg:x="3.85cm" svg:y="10.364cm">
          <draw:text-box>
            <text:p text:style-name="P3">Supply Line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" draw:text-style-name="P1" xml:id="id22" draw:id="id22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" draw:text-style-name="P1" xml:id="id24" draw:id="id24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3" draw:text-style-name="P1" xml:id="id26" draw:id="id26" draw:layer="layout" svg:width="1.176cm" svg:height="3.584cm" svg:x="3.9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7" draw:text-style-name="P1" draw:layer="layout" svg:x1="13.431cm" svg:y1="5.917cm" svg:x2="12.622cm" svg:y2="4.371cm" draw:start-shape="id22" draw:start-glue-point="0" draw:end-shape="id23" draw:end-glue-point="1" svg:d="m13431 5917v-1546h-809">
          <text:p/>
        </draw:connector>
        <draw:connector draw:style-name="gr5" draw:text-style-name="P1" draw:layer="measurelines" draw:type="line" svg:x1="10.861cm" svg:y1="5.917cm" svg:x2="10.861cm" svg:y2="9.501cm" draw:start-shape="id24" draw:start-glue-point="4" draw:end-shape="id24" draw:end-glue-point="6" svg:d="m10861 5917v3584">
          <text:p/>
        </draw:connector>
        <draw:circle draw:style-name="gr6" draw:text-style-name="P1" xml:id="id25" draw:id="id25" draw:layer="measurelines" svg:width="1.394cm" svg:height="1.394cm" svg:x="7.97cm" svg:y="3.674cm">
          <text:p/>
        </draw:circle>
        <draw:connector draw:style-name="gr27" draw:text-style-name="P1" draw:layer="measurelines" svg:x1="10.009cm" svg:y1="5.917cm" svg:x2="9.364cm" svg:y2="4.371cm" draw:start-shape="id24" draw:start-glue-point="5" draw:end-shape="id25" draw:end-glue-point="1" svg:d="m10009 5917v-1546h-645">
          <text:p/>
        </draw:connector>
        <draw:connector draw:style-name="gr27" draw:text-style-name="P1" draw:layer="measurelines" svg:x1="7.97cm" svg:y1="4.371cm" svg:x2="4.502cm" svg:y2="5.917cm" draw:start-shape="id25" draw:start-glue-point="3" draw:end-shape="id26" draw:end-glue-point="0" svg:d="m7970 4371h-3468v1546">
          <text:p/>
        </draw:connector>
        <draw:connector draw:style-name="gr27" draw:text-style-name="P1" draw:layer="measurelines" draw:line-skew="0.312cm" svg:x1="4.502cm" svg:y1="9.501cm" svg:x2="10.01cm" svg:y2="9.501cm" draw:start-shape="id26" draw:end-shape="id24" draw:end-glue-point="7" svg:d="m4502 9501v863h5508v-863">
          <text:p/>
        </draw:connector>
        <draw:connector draw:style-name="gr5" draw:text-style-name="P1" draw:layer="measurelines" draw:type="line" svg:x1="10.009cm" svg:y1="5.917cm" svg:x2="10.01cm" svg:y2="9.501cm" draw:start-shape="id24" draw:start-glue-point="5" draw:end-shape="id24" draw:end-glue-point="7" svg:d="m10009 5917 1 3584">
          <text:p/>
        </draw:connector>
        <draw:circle draw:style-name="gr6" draw:text-style-name="P1" xml:id="id23" draw:id="id23" draw:layer="measurelines" svg:width="1.394cm" svg:height="1.394cm" svg:x="11.228cm" svg:y="3.674cm">
          <text:p/>
        </draw:circle>
        <draw:custom-shape draw:style-name="gr7" draw:text-style-name="P1" xml:id="id27" draw:id="id27" draw:layer="measurelines" svg:width="0.434cm" svg:height="0.434cm" draw:transform="rotate (1.5707963267946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41" draw:id="id41" draw:layer="measurelines" svg:width="0.434cm" svg:height="0.434cm" draw:transform="rotate (-1.5707963267957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7" draw:text-style-name="P1" draw:layer="measurelines" svg:x1="12.173cm" svg:y1="10.353cm" svg:x2="13.431cm" svg:y2="9.501cm" draw:start-shape="id27" draw:start-glue-point="6" draw:end-shape="id22" draw:end-glue-point="2" svg:d="m12173 10353h1258v-852">
          <text:p/>
        </draw:connector>
        <draw:connector draw:style-name="gr27" draw:text-style-name="P1" draw:layer="measurelines" svg:x1="11.228cm" svg:y1="4.371cm" svg:x2="10.861cm" svg:y2="5.917cm" draw:start-shape="id23" draw:start-glue-point="3" draw:end-shape="id24" draw:end-glue-point="4" svg:d="m11228 4371h-367v1546">
          <text:p/>
        </draw:connector>
        <draw:rect draw:style-name="gr8" draw:text-style-name="P1" draw:layer="measurelines" svg:width="9.361cm" svg:height="7.883cm" svg:x="6.389cm" svg:y="3.323cm">
          <text:p/>
        </draw:rect>
        <draw:g>
          <draw:custom-shape draw:style-name="gr9" draw:text-style-name="P1" draw:layer="measurelines" svg:width="0.388cm" svg:height="1.706cm" draw:transform="rotate (3.1415926535892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draw:transform="rotate (3.1415926535892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15.146cm" svg:y1="7.626cm" svg:x2="14.403cm" svg:y2="7.624cm">
            <text:p/>
          </draw:line>
        </draw:g>
        <draw:g>
          <draw:custom-shape draw:style-name="gr9" draw:text-style-name="P1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2.73cm" svg:y1="7.673cm" svg:x2="3.473cm" svg:y2="7.675cm">
            <text:p/>
          </draw:line>
        </draw:g>
        <draw:frame draw:style-name="gr11" draw:text-style-name="P2" xml:id="id28" draw:id="id28" draw:layer="measurelines" svg:width="4.537cm" svg:height="0.963cm" svg:x="12.926cm" svg:y="2.026cm">
          <draw:text-box>
            <text:p text:style-name="P2">Compressor</text:p>
          </draw:text-box>
        </draw:frame>
        <draw:connector draw:style-name="gr12" draw:text-style-name="P1" draw:layer="measurelines" draw:type="line" svg:x1="12.926cm" svg:y1="2.507cm" svg:x2="12.212cm" svg:y2="3.598cm" draw:start-shape="id28" draw:start-glue-point="3" svg:d="m12926 2507-714 1091">
          <text:p/>
        </draw:connector>
        <draw:frame draw:style-name="gr11" draw:text-style-name="P3" xml:id="id29" draw:id="id29" draw:layer="measurelines" svg:width="2.331cm" svg:height="0.963cm" svg:x="6.976cm" svg:y="1.738cm">
          <draw:text-box>
            <text:p text:style-name="P3">Pump</text:p>
          </draw:text-box>
        </draw:frame>
        <draw:connector draw:style-name="gr12" draw:text-style-name="P1" draw:layer="measurelines" draw:type="line" svg:x1="8.141cm" svg:y1="2.701cm" svg:x2="8.667cm" svg:y2="3.674cm" draw:start-shape="id29" draw:start-glue-point="2" draw:end-shape="id25" draw:end-glue-point="0" svg:d="m8141 2701 526 973">
          <text:p/>
        </draw:connector>
        <draw:frame draw:style-name="gr13" draw:text-style-name="P2" draw:layer="measurelines" svg:width="4.238cm" svg:height="2.001cm" svg:x="2.418cm" svg:y="11.787cm">
          <draw:text-box>
            <text:p text:style-name="P2">Indoor Coil</text:p>
          </draw:text-box>
        </draw:frame>
        <draw:frame draw:style-name="gr13" draw:text-style-name="P2" xml:id="id30" draw:id="id30" draw:layer="measurelines" svg:width="4.238cm" svg:height="2.001cm" svg:x="14.963cm" svg:y="11.618cm">
          <draw:text-box>
            <text:p text:style-name="P2">Outdoor Coil</text:p>
            <text:p text:style-name="P2">(Evaporator)</text:p>
          </draw:text-box>
        </draw:frame>
        <draw:connector draw:style-name="gr12" draw:text-style-name="P1" draw:layer="measurelines" draw:type="line" svg:x1="14.963cm" svg:y1="12.618cm" svg:x2="14.139cm" svg:y2="9.645cm" draw:start-shape="id30" draw:start-glue-point="3" svg:d="m14963 12618-824-2973">
          <text:p/>
        </draw:connector>
        <draw:connector draw:style-name="gr12" draw:text-style-name="P1" draw:layer="measurelines" draw:type="line" svg:x1="3.302cm" svg:y1="11.679cm" svg:x2="4.153cm" svg:y2="9.805cm" svg:d="m3302 11679 851-1874">
          <text:p/>
        </draw:connector>
        <draw:frame draw:style-name="gr13" draw:text-style-name="P2" xml:id="id31" draw:id="id31" draw:layer="measurelines" svg:width="4.238cm" svg:height="2.001cm" svg:x="10.758cm" svg:y="11.948cm">
          <draw:text-box>
            <text:p text:style-name="P2">Internal</text:p>
            <text:p text:style-name="P2">HX</text:p>
          </draw:text-box>
        </draw:frame>
        <draw:connector draw:style-name="gr12" draw:text-style-name="P1" draw:layer="measurelines" draw:type="line" svg:x1="10.758cm" svg:y1="12.948cm" svg:x2="10.437cm" svg:y2="9.854cm" draw:start-shape="id31" draw:start-glue-point="3" svg:d="m10758 12948-321-3094">
          <text:p/>
        </draw:connector>
        <draw:frame draw:style-name="gr14" draw:text-style-name="P4" draw:layer="measurelines" svg:width="4.025cm" svg:height="1.675cm" draw:transform="rotate (1.5707963267946) translate (15.86cm 8.668cm)">
          <draw:text-box>
            <text:p text:style-name="P4">Outdoor</text:p>
            <text:p text:style-name="P4">Unit</text:p>
          </draw:text-box>
        </draw:frame>
        <draw:rect draw:style-name="gr1" draw:text-style-name="P1" xml:id="id32" draw:id="id32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3" draw:text-style-name="P1" xml:id="id34" draw:id="id34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7" draw:text-style-name="P1" draw:layer="layout" svg:x1="13.432cm" svg:y1="19.117cm" svg:x2="12.323cm" svg:y2="17.571cm" draw:start-shape="id32" draw:start-glue-point="0" draw:end-shape="id33" draw:end-glue-point="1" svg:d="m13432 19117v-1546h-1109">
          <text:p/>
        </draw:connector>
        <draw:connector draw:style-name="gr5" draw:text-style-name="P1" draw:layer="layout" draw:type="line" svg:x1="10.162cm" svg:y1="19.117cm" svg:x2="10.162cm" svg:y2="22.701cm" svg:d="m10162 19117v3584">
          <text:p/>
        </draw:connector>
        <draw:connector draw:style-name="gr27" draw:text-style-name="P1" draw:layer="layout" svg:x1="10.929cm" svg:y1="17.571cm" svg:x2="4.503cm" svg:y2="18.717cm" draw:start-shape="id33" draw:start-glue-point="3" draw:end-shape="id34" draw:end-glue-point="0" svg:d="m10929 17571h-6426v1146">
          <text:p/>
        </draw:connector>
        <draw:circle draw:style-name="gr6" draw:text-style-name="P1" xml:id="id33" draw:id="id33" draw:layer="layout" svg:width="1.394cm" svg:height="1.394cm" svg:x="10.929cm" svg:y="16.874cm">
          <text:p/>
        </draw:circle>
        <draw:custom-shape draw:style-name="gr7" draw:text-style-name="P1" xml:id="id37" draw:id="id37" draw:layer="layout" svg:width="0.434cm" svg:height="0.434cm" draw:transform="rotate (1.5707963267946) translate (12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38" draw:id="id38" draw:layer="layout" svg:width="0.434cm" svg:height="0.434cm" draw:transform="rotate (-1.57079632679579) translate (12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8" draw:text-style-name="P1" draw:layer="layout" svg:width="9.361cm" svg:height="7.68cm" svg:x="6.39cm" svg:y="16.523cm">
          <text:p/>
        </draw:rect>
        <draw:g>
          <draw:custom-shape draw:style-name="gr9" draw:text-style-name="P1" draw:layer="layout" svg:width="0.388cm" svg:height="1.706cm" draw:transform="rotate (3.1415926535892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9cm" svg:height="1.706cm" draw:transform="rotate (3.1415926535892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147cm" svg:y1="20.826cm" svg:x2="14.404cm" svg:y2="20.824cm">
            <text:p/>
          </draw:line>
        </draw:g>
        <draw:g>
          <draw:custom-shape draw:style-name="gr9" draw:text-style-name="P1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2.731cm" svg:y1="20.473cm" svg:x2="3.474cm" svg:y2="20.475cm">
            <text:p/>
          </draw:line>
        </draw:g>
        <draw:frame draw:style-name="gr11" draw:text-style-name="P2" xml:id="id35" draw:id="id35" draw:layer="layout" svg:width="4.537cm" svg:height="0.963cm" svg:x="12.527cm" svg:y="15.226cm">
          <draw:text-box>
            <text:p text:style-name="P2">Compressor</text:p>
          </draw:text-box>
        </draw:frame>
        <draw:connector draw:style-name="gr12" draw:text-style-name="P1" draw:layer="layout" draw:type="line" svg:x1="12.527cm" svg:y1="15.707cm" svg:x2="11.813cm" svg:y2="16.798cm" draw:start-shape="id35" draw:start-glue-point="3" svg:d="m12527 15707-714 1091">
          <text:p/>
        </draw:connector>
        <draw:frame draw:style-name="gr15" draw:text-style-name="P2" draw:layer="layout" svg:width="5.327cm" svg:height="1.675cm" svg:x="2.431cm" svg:y="24.84cm">
          <draw:text-box>
            <text:p text:style-name="P2">Indoor Coil (Condenser)</text:p>
          </draw:text-box>
        </draw:frame>
        <draw:frame draw:style-name="gr16" draw:text-style-name="P2" xml:id="id36" draw:id="id36" draw:layer="layout" svg:width="4.238cm" svg:height="1.675cm" svg:x="15.214cm" svg:y="24.654cm">
          <draw:text-box>
            <text:p text:style-name="P2">Outdoor Coil (Evaporator)</text:p>
          </draw:text-box>
        </draw:frame>
        <draw:connector draw:style-name="gr12" draw:text-style-name="P1" draw:layer="layout" draw:type="line" svg:x1="15.214cm" svg:y1="25.491cm" svg:x2="14.14cm" svg:y2="22.845cm" draw:start-shape="id36" draw:start-glue-point="3" svg:d="m15214 25491-1074-2646">
          <text:p/>
        </draw:connector>
        <draw:connector draw:style-name="gr12" draw:text-style-name="P1" draw:layer="layout" draw:type="line" svg:x1="3.575cm" svg:y1="24.563cm" svg:x2="4.088cm" svg:y2="22.59cm" svg:d="m3575 24563 513-1973">
          <text:p/>
        </draw:connector>
        <draw:frame draw:style-name="gr14" draw:text-style-name="P4" draw:layer="layout" svg:width="4.102cm" svg:height="1.675cm" draw:transform="rotate (1.5707963267946) translate (15.861cm 22.268cm)">
          <draw:text-box>
            <text:p text:style-name="P4">Outdoor</text:p>
            <text:p text:style-name="P4">Unit</text:p>
          </draw:text-box>
        </draw:frame>
        <draw:connector draw:style-name="gr28" draw:text-style-name="P1" draw:layer="layout" svg:x1="13.432cm" svg:y1="22.701cm" svg:x2="13.006cm" svg:y2="23.553cm" draw:start-shape="id32" draw:start-glue-point="2" draw:end-shape="id37" draw:end-glue-point="6" svg:d="m13432 22701v852h-426">
          <text:p/>
        </draw:connector>
        <draw:line draw:style-name="gr18" draw:text-style-name="P1" draw:layer="layout" svg:x1="8.137cm" svg:y1="3.94cm" svg:x2="9.408cm" svg:y2="4.225cm">
          <text:p/>
        </draw:line>
        <draw:line draw:style-name="gr18" draw:text-style-name="P1" draw:layer="layout" svg:x1="8.189cm" svg:y1="4.9cm" svg:x2="9.305cm" svg:y2="4.614cm">
          <text:p/>
        </draw:line>
        <draw:line draw:style-name="gr18" draw:text-style-name="P1" draw:layer="layout" svg:x1="11.408cm" svg:y1="3.926cm" svg:x2="12.544cm" svg:y2="4.096cm">
          <text:p/>
        </draw:line>
        <draw:line draw:style-name="gr18" draw:text-style-name="P1" draw:layer="layout" svg:x1="11.402cm" svg:y1="4.848cm" svg:x2="12.57cm" svg:y2="4.64cm">
          <text:p/>
        </draw:line>
        <draw:connector draw:style-name="gr29" draw:text-style-name="P1" draw:layer="layout" svg:x1="12.172cm" svg:y1="23.551cm" svg:x2="4.84cm" svg:y2="22.301cm" draw:start-shape="id38" draw:start-glue-point="6" draw:end-shape="id34" draw:end-glue-point="5" svg:d="m12172 23551h-7332v-1250">
          <text:p/>
        </draw:connector>
        <draw:frame draw:style-name="gr19" draw:text-style-name="P2" xml:id="id39" draw:id="id39" draw:layer="layout" svg:width="1.932cm" svg:height="1.131cm" svg:x="13.227cm" svg:y="25.111cm">
          <draw:text-box>
            <text:p text:style-name="P2">XV</text:p>
          </draw:text-box>
        </draw:frame>
        <draw:connector draw:style-name="gr12" draw:text-style-name="P1" draw:layer="layout" draw:type="line" svg:x1="13.227cm" svg:y1="25.676cm" svg:x2="12.789cm" svg:y2="23.77cm" draw:start-shape="id39" draw:start-glue-point="3" draw:end-shape="id37" draw:end-glue-point="3" svg:d="m13227 25676-438-1906">
          <text:p/>
        </draw:connector>
        <draw:frame draw:style-name="gr19" draw:text-style-name="P2" xml:id="id40" draw:id="id40" draw:layer="layout" svg:width="1.932cm" svg:height="1.131cm" svg:x="12.756cm" svg:y="11.223cm">
          <draw:text-box>
            <text:p text:style-name="P2">XV</text:p>
          </draw:text-box>
        </draw:frame>
        <draw:connector draw:style-name="gr12" draw:text-style-name="P1" draw:layer="layout" draw:type="line" svg:x1="12.756cm" svg:y1="11.788cm" svg:x2="11.956cm" svg:y2="10.462cm" draw:start-shape="id40" draw:start-glue-point="3" draw:end-shape="id27" draw:end-glue-point="5" svg:d="m12756 11788-800-1326">
          <text:p/>
        </draw:connector>
        <draw:line draw:style-name="gr18" draw:text-style-name="P1" draw:layer="layout" svg:x1="11.245cm" svg:y1="17.025cm" svg:x2="12.309cm" svg:y2="17.37cm">
          <text:p/>
        </draw:line>
        <draw:line draw:style-name="gr18" draw:text-style-name="P1" draw:layer="layout" svg:x1="11.13cm" svg:y1="18.118cm" svg:x2="12.244cm" svg:y2="17.836cm">
          <text:p/>
        </draw:line>
        <draw:rect draw:style-name="gr20" draw:text-style-name="P1" draw:layer="layout" svg:width="17.267cm" svg:height="12.254cm" svg:x="2.089cm" svg:y="1.402cm">
          <text:p/>
        </draw:rect>
        <draw:rect draw:style-name="gr20" draw:text-style-name="P1" draw:layer="layout" svg:width="17.267cm" svg:height="12.254cm" svg:x="2.09cm" svg:y="14.202cm">
          <text:p/>
        </draw:rect>
        <draw:connector draw:style-name="gr29" draw:text-style-name="P1" draw:layer="layout" svg:x1="11.339cm" svg:y1="10.351cm" svg:x2="10.861cm" svg:y2="9.501cm" draw:start-shape="id41" draw:start-glue-point="6" draw:end-shape="id24" draw:end-glue-point="6" svg:d="m11339 10351h-478v-850">
          <text:p/>
        </draw:connector>
        <draw:frame draw:style-name="gr21" draw:text-style-name="P2" draw:layer="layout" svg:width="1.997cm" svg:height="1.675cm" svg:x="-1.556cm" svg:y="3.373cm">
          <draw:text-box>
            <text:p text:style-name="P2">100 dpi</text:p>
          </draw:text-box>
        </draw:frame>
        <draw:frame draw:style-name="gr21" draw:text-style-name="P2" draw:layer="layout" svg:width="1.997cm" svg:height="1.675cm" svg:x="-1.633cm" svg:y="14.476cm">
          <draw:text-box>
            <text:p text:style-name="P2">100 dpi</text:p>
          </draw:text-box>
        </draw:frame>
        <draw:frame draw:style-name="gr22" draw:text-style-name="P2" draw:layer="layout" svg:width="0.853cm" svg:height="0.963cm" svg:x="13.438cm" svg:y="3.943cm">
          <draw:text-box>
            <text:p text:style-name="P2">1</text:p>
          </draw:text-box>
        </draw:frame>
        <draw:circle draw:style-name="gr23" draw:text-style-name="P1" draw:layer="layout" svg:width="0.364cm" svg:height="0.364cm" svg:x="13.248cm" svg:y="4.201cm">
          <text:p/>
        </draw:circle>
        <draw:circle draw:style-name="gr23" draw:text-style-name="P1" draw:layer="layout" svg:width="0.364cm" svg:height="0.364cm" svg:x="13.248cm" svg:y="10.153cm">
          <text:p/>
        </draw:circle>
        <draw:frame draw:style-name="gr22" draw:text-style-name="P2" draw:layer="layout" svg:width="0.853cm" svg:height="0.963cm" svg:x="13.439cm" svg:y="9.844cm">
          <draw:text-box>
            <text:p text:style-name="P2">4</text:p>
          </draw:text-box>
        </draw:frame>
        <draw:frame draw:style-name="gr22" draw:text-style-name="P2" draw:layer="layout" svg:width="0.853cm" svg:height="0.963cm" svg:x="13.438cm" svg:y="17.121cm">
          <draw:text-box>
            <text:p text:style-name="P2">1</text:p>
          </draw:text-box>
        </draw:frame>
        <draw:circle draw:style-name="gr23" draw:text-style-name="P1" draw:layer="layout" svg:width="0.364cm" svg:height="0.364cm" svg:x="13.248cm" svg:y="17.379cm">
          <text:p/>
        </draw:circle>
        <draw:frame draw:style-name="gr22" draw:text-style-name="P2" draw:layer="layout" svg:width="0.853cm" svg:height="0.963cm" svg:x="13.439cm" svg:y="23.022cm">
          <draw:text-box>
            <text:p text:style-name="P2">4</text:p>
          </draw:text-box>
        </draw:frame>
        <draw:circle draw:style-name="gr23" draw:text-style-name="P1" draw:layer="layout" svg:width="0.364cm" svg:height="0.364cm" svg:x="13.248cm" svg:y="23.353cm">
          <text:p/>
        </draw:circle>
        <draw:circle draw:style-name="gr23" draw:text-style-name="P1" draw:layer="layout" svg:width="0.364cm" svg:height="0.364cm" svg:x="10.696cm" svg:y="4.201cm">
          <text:p/>
        </draw:circle>
        <draw:circle draw:style-name="gr23" draw:text-style-name="P1" draw:layer="layout" svg:width="0.364cm" svg:height="0.364cm" svg:x="4.322cm" svg:y="17.379cm">
          <text:p/>
        </draw:circle>
        <draw:circle draw:style-name="gr23" draw:text-style-name="P1" draw:layer="layout" svg:width="0.364cm" svg:height="0.364cm" svg:x="4.648cm" svg:y="23.379cm">
          <text:p/>
        </draw:circle>
        <draw:frame draw:style-name="gr22" draw:text-style-name="P2" draw:layer="layout" svg:width="0.853cm" svg:height="0.963cm" svg:x="4.412cm" svg:y="16.603cm">
          <draw:text-box>
            <text:p text:style-name="P2">2</text:p>
          </draw:text-box>
        </draw:frame>
        <draw:frame draw:style-name="gr22" draw:text-style-name="P2" draw:layer="layout" svg:width="0.853cm" svg:height="0.963cm" svg:x="4.464cm" svg:y="23.607cm">
          <draw:text-box>
            <text:p text:style-name="P2">3</text:p>
          </draw:text-box>
        </draw:frame>
        <draw:frame draw:style-name="gr22" draw:text-style-name="P2" draw:layer="layout" svg:width="0.853cm" svg:height="0.963cm" svg:x="10.248cm" svg:y="3.425cm">
          <draw:text-box>
            <text:p text:style-name="P2">2</text:p>
          </draw:text-box>
        </draw:frame>
        <draw:circle draw:style-name="gr23" draw:text-style-name="P1" draw:layer="layout" svg:width="0.364cm" svg:height="0.364cm" svg:x="10.722cm" svg:y="10.179cm">
          <text:p/>
        </draw:circle>
        <draw:frame draw:style-name="gr22" draw:text-style-name="P2" draw:layer="layout" svg:width="0.853cm" svg:height="0.963cm" svg:x="10.741cm" svg:y="10.322cm">
          <draw:text-box>
            <text:p text:style-name="P2">3</text:p>
          </draw:text-box>
        </draw:frame>
        <draw:line draw:style-name="gr24" draw:text-style-name="P1" draw:layer="layout" svg:x1="5.42cm" svg:y1="17.572cm" svg:x2="9.598cm" svg:y2="17.572cm">
          <text:p/>
        </draw:line>
        <draw:frame draw:style-name="gr25" draw:text-style-name="P2" draw:layer="layout" svg:width="3.495cm" svg:height="1.675cm" svg:x="6.48cm" svg:y="17.51cm">
          <draw:text-box>
            <text:p text:style-name="P2">Discharge Line</text:p>
          </draw:text-box>
        </draw:frame>
        <draw:line draw:style-name="gr24" draw:text-style-name="P1" draw:layer="layout" svg:x1="5.62cm" svg:y1="23.562cm" svg:x2="9.798cm" svg:y2="23.562cm">
          <text:p/>
        </draw:line>
        <draw:frame draw:style-name="gr25" draw:text-style-name="P2" draw:layer="layout" svg:width="3.976cm" svg:height="0.963cm" svg:x="6.352cm" svg:y="22.611cm">
          <draw:text-box>
            <text:p text:style-name="P2">Liquid Line</text:p>
          </draw:text-box>
        </draw:frame>
        <draw:line draw:style-name="gr10" draw:text-style-name="P1" draw:layer="layout" svg:x1="4.661cm" svg:y1="4.382cm" svg:x2="6.185cm" svg:y2="4.379cm">
          <text:p/>
        </draw:line>
        <draw:line draw:style-name="gr10" draw:text-style-name="P1" draw:layer="layout" svg:x1="4.661cm" svg:y1="10.383cm" svg:x2="6.185cm" svg:y2="10.38cm">
          <text:p/>
        </draw:line>
        <draw:frame draw:style-name="gr26" draw:text-style-name="P3" draw:layer="layout" svg:width="2.646cm" svg:height="1.873cm" svg:x="3.595cm" svg:y="2.791cm">
          <draw:text-box>
            <text:p text:style-name="P3">Supply Line</text:p>
          </draw:text-box>
        </draw:frame>
        <draw:line draw:style-name="gr10" draw:text-style-name="P1" draw:layer="layout" svg:x1="4.661cm" svg:y1="4.383cm" svg:x2="6.185cm" svg:y2="4.38cm">
          <text:p/>
        </draw:line>
        <draw:frame draw:style-name="gr26" draw:text-style-name="P3" draw:layer="layout" svg:width="2.646cm" svg:height="1.873cm" svg:x="3.85cm" svg:y="10.364cm">
          <draw:text-box>
            <text:p text:style-name="P3">Return Line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" xml:id="id42" draw:id="id42" draw:layer="layout" svg:width="1.133cm" svg:height="3.584cm" svg:x="18.065cm" svg:y="7.217cm">
          <draw:glue-point draw:id="4" svg:x="-2.376cm" svg:y="-5cm" draw:escape-direction="vertical"/>
          <draw:glue-point draw:id="5" svg:x="-2.504cm" svg:y="5cm"/>
          <text:p/>
        </draw:rect>
        <draw:rect draw:style-name="gr2" draw:text-style-name="P1" xml:id="id44" draw:id="id44" draw:layer="layout" svg:width="1.537cm" svg:height="3.584cm" svg:x="11.094cm" svg:y="6.958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3" draw:text-style-name="P1" xml:id="id47" draw:id="id47" draw:layer="layout" svg:width="1.176cm" svg:height="3.584cm" svg:x="3.914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8" draw:text-style-name="P1" draw:layer="layout" svg:x1="18.631cm" svg:y1="7.217cm" svg:x2="16.022cm" svg:y2="5.671cm" draw:start-shape="id42" draw:start-glue-point="0" draw:end-shape="id43" draw:end-glue-point="1" svg:d="m18631 7217v-1546h-2609">
          <text:p/>
        </draw:connector>
        <draw:connector draw:style-name="gr28" draw:text-style-name="P1" draw:layer="layout" svg:x1="12.288cm" svg:y1="10.542cm" svg:x2="16.369cm" svg:y2="11.952cm" draw:start-shape="id44" draw:start-glue-point="6" draw:end-shape="id45" draw:end-glue-point="3" svg:d="m12288 10542v1410h4081">
          <text:p/>
        </draw:connector>
        <draw:connector draw:style-name="gr5" draw:text-style-name="P1" draw:layer="measurelines" draw:type="line" svg:x1="12.288cm" svg:y1="6.958cm" svg:x2="12.288cm" svg:y2="10.542cm" draw:start-shape="id44" draw:start-glue-point="4" draw:end-shape="id44" draw:end-glue-point="6" svg:d="m12288 6958v3584">
          <text:p/>
        </draw:connector>
        <draw:circle draw:style-name="gr6" draw:text-style-name="P1" xml:id="id46" draw:id="id46" draw:layer="measurelines" svg:width="1.394cm" svg:height="1.394cm" svg:x="7.07cm" svg:y="4.974cm">
          <text:p/>
        </draw:circle>
        <draw:connector draw:style-name="gr28" draw:text-style-name="P1" draw:layer="measurelines" svg:x1="11.436cm" svg:y1="6.958cm" svg:x2="8.464cm" svg:y2="5.671cm" draw:start-shape="id44" draw:start-glue-point="5" draw:end-shape="id46" draw:end-glue-point="1" svg:d="m11436 6958v-1287h-2972">
          <text:p/>
        </draw:connector>
        <draw:connector draw:style-name="gr17" draw:text-style-name="P1" draw:layer="measurelines" svg:x1="7.07cm" svg:y1="5.671cm" svg:x2="4.502cm" svg:y2="7.217cm" draw:start-shape="id46" draw:start-glue-point="3" draw:end-shape="id47" draw:end-glue-point="0" svg:d="m7070 5671h-2568v1546">
          <text:p/>
        </draw:connector>
        <draw:connector draw:style-name="gr28" draw:text-style-name="P1" draw:layer="measurelines" draw:line-skew="0.672cm" svg:x1="4.502cm" svg:y1="10.801cm" svg:x2="11.437cm" svg:y2="10.542cm" draw:start-shape="id47" draw:end-shape="id44" draw:end-glue-point="7" svg:d="m4502 10801v1223h6935v-1482">
          <text:p/>
        </draw:connector>
        <draw:connector draw:style-name="gr5" draw:text-style-name="P1" draw:layer="measurelines" draw:type="line" svg:x1="11.436cm" svg:y1="6.958cm" svg:x2="11.437cm" svg:y2="10.542cm" draw:start-shape="id44" draw:start-glue-point="5" draw:end-shape="id44" draw:end-glue-point="7" svg:d="m11436 6958 1 3584">
          <text:p/>
        </draw:connector>
        <draw:circle draw:style-name="gr6" draw:text-style-name="P1" xml:id="id43" draw:id="id43" draw:layer="measurelines" svg:width="1.394cm" svg:height="1.394cm" svg:x="14.628cm" svg:y="4.974cm">
          <text:p/>
        </draw:circle>
        <draw:g xml:id="id54" draw:id="id54">
          <draw:custom-shape draw:style-name="gr7" draw:text-style-name="P1" xml:id="id48" draw:id="id48" draw:layer="measurelines" svg:width="0.434cm" svg:height="0.434cm" draw:transform="rotate (1.5707963267946) translate (16.769cm 12.171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7" draw:text-style-name="P1" xml:id="id45" draw:id="id45" draw:layer="measurelines" svg:width="0.434cm" svg:height="0.434cm" draw:transform="rotate (-1.57079632679579) translate (16.803cm 11.735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onnector draw:style-name="gr28" draw:text-style-name="P1" draw:layer="measurelines" svg:x1="17.203cm" svg:y1="11.954cm" svg:x2="18.631cm" svg:y2="10.801cm" draw:start-shape="id48" draw:start-glue-point="1" draw:end-shape="id42" draw:end-glue-point="2" svg:d="m17203 11954h1428v-1153">
          <text:p/>
        </draw:connector>
        <draw:connector draw:style-name="gr28" draw:text-style-name="P1" draw:layer="measurelines" svg:x1="14.628cm" svg:y1="5.671cm" svg:x2="12.288cm" svg:y2="6.958cm" draw:start-shape="id43" draw:start-glue-point="3" draw:end-shape="id44" draw:end-glue-point="4" svg:d="m14628 5671h-2340v1287">
          <text:p/>
        </draw:connector>
        <draw:g>
          <draw:custom-shape draw:style-name="gr9" draw:text-style-name="P1" draw:layer="measurelines" svg:width="0.388cm" svg:height="1.706cm" draw:transform="rotate (3.1415926535892) translate (19.774cm 10.6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draw:transform="rotate (3.1415926535892) translate (19.776cm 8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20.346cm" svg:y1="8.926cm" svg:x2="19.603cm" svg:y2="8.924cm">
            <text:p/>
          </draw:line>
        </draw:g>
        <draw:g>
          <draw:custom-shape draw:style-name="gr9" draw:text-style-name="P1" draw:layer="measurelines" svg:width="0.388cm" svg:height="1.706cm" svg:x="3.302cm" svg:y="7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measurelines" svg:width="0.389cm" svg:height="1.706cm" svg:x="3.3cm" svg:y="8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measurelines" svg:x1="2.73cm" svg:y1="8.973cm" svg:x2="3.473cm" svg:y2="8.975cm">
            <text:p/>
          </draw:line>
        </draw:g>
        <draw:circle draw:style-name="gr18" draw:text-style-name="P1" xml:id="id49" draw:id="id49" draw:layer="layout" svg:width="0.581cm" svg:height="0.581cm" svg:x="4.215cm" svg:y="11.312cm">
          <text:p/>
        </draw:circle>
        <draw:frame draw:style-name="gr30" draw:text-style-name="P5" draw:layer="layout" svg:width="1.549cm" svg:height="0.725cm" svg:x="4.989cm" svg:y="11.228cm">
          <draw:text-box>
            <text:p><text:span text:style-name="T1">Fixed</text:span></text:p>
          </draw:text-box>
        </draw:frame>
        <draw:connector draw:style-name="gr31" draw:text-style-name="P1" draw:layer="layout" draw:type="curve" svg:x1="4.796cm" svg:y1="11.602cm" svg:x2="4.798cm" svg:y2="6.164cm" draw:start-shape="id49" draw:start-glue-point="1" draw:end-shape="id50" draw:end-glue-point="1" svg:d="m4796 11602c753 0 752-5438 2-5438">
          <text:p/>
        </draw:connector>
        <draw:circle draw:style-name="gr18" draw:text-style-name="P1" xml:id="id50" draw:id="id50" draw:layer="layout" svg:width="0.581cm" svg:height="0.581cm" svg:x="4.217cm" svg:y="5.874cm">
          <text:p/>
        </draw:circle>
        <draw:frame draw:style-name="gr30" draw:text-style-name="P7" xml:id="id51" draw:id="id51" draw:layer="layout" svg:width="2.559cm" svg:height="1.418cm" svg:x="4.626cm" svg:y="5.96cm">
          <draw:text-box>
            <text:p text:style-name="P6"><text:span text:style-name="T2">Fixed for given coil inlet temp</text:span></text:p>
          </draw:text-box>
        </draw:frame>
        <draw:circle draw:style-name="gr18" draw:text-style-name="P1" xml:id="id52" draw:id="id52" draw:layer="layout" svg:width="0.581cm" svg:height="0.581cm" svg:x="11.123cm" svg:y="5.841cm">
          <text:p/>
        </draw:circle>
        <draw:connector draw:style-name="gr31" draw:text-style-name="P1" draw:layer="layout" draw:type="curve" svg:x1="7.185cm" svg:y1="6.669cm" svg:x2="11.123cm" svg:y2="6.131cm" draw:start-shape="id51" draw:start-glue-point="1" draw:end-shape="id52" draw:end-glue-point="3" svg:d="m7185 6669c2953 0 985-538 3938-538">
          <text:p/>
        </draw:connector>
        <draw:circle draw:style-name="gr18" draw:text-style-name="P1" xml:id="id53" draw:id="id53" draw:layer="layout" svg:width="0.581cm" svg:height="0.581cm" svg:x="11.145cm" svg:y="11.212cm">
          <text:p/>
        </draw:circle>
        <draw:connector draw:style-name="gr31" draw:text-style-name="P1" draw:layer="layout" draw:type="curve" svg:x1="7.185cm" svg:y1="6.669cm" svg:x2="11.145cm" svg:y2="11.502cm" draw:start-shape="id51" draw:start-glue-point="1" draw:end-shape="id53" draw:end-glue-point="3" svg:d="m7185 6669c2970 0 990 4833 3960 4833">
          <text:p/>
        </draw:connector>
        <draw:frame draw:style-name="gr30" draw:text-style-name="P7" draw:layer="layout" svg:width="2.559cm" svg:height="1.418cm" svg:x="7.467cm" svg:y="10.563cm">
          <draw:text-box>
            <text:p text:style-name="P1"><text:span text:style-name="T2">Fixed from loop energy <text:s/>balance</text:span></text:p>
          </draw:text-box>
        </draw:frame>
        <draw:circle draw:style-name="gr18" draw:text-style-name="P1" draw:layer="layout" svg:width="0.581cm" svg:height="0.581cm" svg:x="12.049cm" svg:y="11.148cm">
          <text:p/>
        </draw:circle>
        <draw:frame draw:style-name="gr30" draw:text-style-name="P7" xml:id="id55" draw:id="id55" draw:layer="layout" svg:width="2.147cm" svg:height="1.029cm" svg:x="12.631cm" svg:y="10.649cm">
          <draw:text-box>
            <text:p text:style-name="P1"><text:span text:style-name="T2">Ts/x free parameter</text:span></text:p>
          </draw:text-box>
        </draw:frame>
        <draw:frame draw:style-name="gr30" draw:text-style-name="P7" draw:layer="layout" svg:width="2.559cm" svg:height="1.029cm" svg:x="1cm" svg:y="7.81cm">
          <draw:text-box>
            <text:p text:style-name="P1"><text:span text:style-name="T2">75 F</text:span></text:p>
            <text:p text:style-name="P1"><text:span text:style-name="T2">50% RH</text:span></text:p>
          </draw:text-box>
        </draw:frame>
        <draw:frame draw:style-name="gr30" draw:text-style-name="P5" draw:layer="layout" svg:width="1.765cm" svg:height="0.725cm" svg:x="6.969cm" svg:y="4.237cm">
          <draw:text-box>
            <text:p><text:span text:style-name="T1">Pump</text:span></text:p>
          </draw:text-box>
        </draw:frame>
        <draw:connector draw:style-name="gr31" draw:text-style-name="P1" draw:layer="layout" draw:type="curve" svg:x1="16.786cm" svg:y1="11.735cm" svg:x2="14.778cm" svg:y2="11.163cm" draw:start-shape="id54" draw:start-glue-point="0" draw:end-shape="id55" draw:end-glue-point="1" svg:d="m16786 11735c0-382-669-572-2008-572">
          <text:p/>
        </draw:connector>
        <draw:connector draw:style-name="gr31" draw:text-style-name="P1" draw:layer="layout" draw:type="curve" svg:x1="13.704cm" svg:y1="10.649cm" svg:x2="12.609cm" svg:y2="6.175cm" draw:start-shape="id55" draw:start-glue-point="0" draw:end-shape="id56" draw:end-glue-point="1" svg:d="m13704 10649c0-2983-365-4474-1095-4474">
          <text:p/>
        </draw:connector>
        <draw:circle draw:style-name="gr18" draw:text-style-name="P1" xml:id="id56" draw:id="id56" draw:layer="layout" svg:width="0.581cm" svg:height="0.581cm" svg:x="12.028cm" svg:y="5.885cm">
          <text:p/>
        </draw:circle>
        <draw:frame draw:style-name="gr30" draw:text-style-name="P7" draw:layer="layout" svg:width="2.559cm" svg:height="1.029cm" svg:x="16.036cm" svg:y="8.091cm">
          <draw:text-box>
            <text:p text:style-name="P1"><text:span text:style-name="T2">95 F</text:span></text:p>
            <text:p text:style-name="P1"><text:span text:style-name="T2">50% RH</text:span></text:p>
          </draw:text-box>
        </draw:frame>
      </draw:page>
      <draw:page draw:name="page4" draw:style-name="dp1" draw:master-page-name="Default">
        <office:forms form:automatic-focus="false" form:apply-design-mode="false"/>
        <draw:rect draw:style-name="gr32" draw:text-style-name="P1" xml:id="id57" draw:id="id57" draw:layer="layout" svg:width="1.133cm" svg:height="3.584cm" svg:x="19.108cm" svg:y="7.277cm">
          <draw:glue-point draw:id="4" svg:x="-2.376cm" svg:y="-5cm" draw:escape-direction="vertical"/>
          <draw:glue-point draw:id="5" svg:x="-2.504cm" svg:y="5cm"/>
          <text:p/>
        </draw:rect>
        <draw:rect draw:style-name="gr33" draw:text-style-name="P1" xml:id="id63" draw:id="id63" draw:layer="layout" svg:width="1.176cm" svg:height="3.584cm" svg:x="2.932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4" draw:text-style-name="P1" draw:layer="layout" svg:x1="19.674cm" svg:y1="7.277cm" svg:x2="15.331cm" svg:y2="5.243cm" draw:start-shape="id57" draw:start-glue-point="0" draw:end-shape="id58" draw:end-glue-point="1" svg:d="m19674 7277v-2034h-4343">
          <text:p/>
        </draw:connector>
        <draw:connector draw:style-name="gr4" draw:text-style-name="P1" draw:layer="layout" svg:x1="12.013cm" svg:y1="10.503cm" svg:x2="15.44cm" svg:y2="12.025cm" draw:start-shape="id59" draw:start-glue-point="2" draw:end-shape="id60" draw:end-glue-point="3" svg:d="m12013 10503v1522h3427">
          <text:p/>
        </draw:connector>
        <draw:circle draw:style-name="gr6" draw:text-style-name="P1" xml:id="id62" draw:id="id62" draw:layer="measurelines" svg:width="1.394cm" svg:height="1.394cm" svg:x="5.664cm" svg:y="4.504cm">
          <text:p/>
        </draw:circle>
        <draw:connector draw:style-name="gr4" draw:text-style-name="P1" draw:layer="measurelines" svg:x1="9.082cm" svg:y1="7.402cm" svg:x2="7.058cm" svg:y2="5.201cm" draw:start-shape="id61" draw:start-glue-point="0" draw:end-shape="id62" draw:end-glue-point="1" svg:d="m9082 7402v-2201h-2024">
          <text:p/>
        </draw:connector>
        <draw:connector draw:style-name="gr4" draw:text-style-name="P1" draw:layer="measurelines" svg:x1="5.664cm" svg:y1="5.201cm" svg:x2="3.52cm" svg:y2="7.217cm" draw:start-shape="id62" draw:start-glue-point="3" draw:end-shape="id63" draw:end-glue-point="0" svg:d="m5664 5201h-2144v2016">
          <text:p/>
        </draw:connector>
        <draw:connector draw:style-name="gr4" draw:text-style-name="P1" draw:layer="measurelines" draw:line-skew="0.568cm" svg:x1="3.52cm" svg:y1="10.801cm" svg:x2="9.082cm" svg:y2="10.529cm" draw:start-shape="id63" draw:end-shape="id61" draw:end-glue-point="2" svg:d="m3520 10801v1119h5562v-1391">
          <text:p/>
        </draw:connector>
        <draw:circle draw:style-name="gr34" draw:text-style-name="P8" xml:id="id58" draw:id="id58" draw:layer="measurelines" svg:width="1.394cm" svg:height="1.394cm" svg:x="13.937cm" svg:y="4.546cm">
          <text:p text:style-name="P1"><text:span text:style-name="T2">Comp</text:span></text:p>
        </draw:circle>
        <draw:custom-shape draw:style-name="gr7" draw:text-style-name="P1" xml:id="id64" draw:id="id64" draw:layer="measurelines" svg:width="0.434cm" svg:height="0.434cm" draw:transform="rotate (1.5707963267946) translate (15.84cm 12.24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1" xml:id="id60" draw:id="id60" draw:layer="measurelines" svg:width="0.434cm" svg:height="0.434cm" draw:transform="rotate (-1.57079632679579) translate (15.874cm 11.80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measurelines" svg:x1="16.274cm" svg:y1="12.027cm" svg:x2="19.674cm" svg:y2="10.861cm" draw:start-shape="id64" draw:start-glue-point="1" draw:end-shape="id57" draw:end-glue-point="2" svg:d="m16274 12027h3400v-1166">
          <text:p/>
        </draw:connector>
        <draw:frame draw:style-name="gr35" draw:layer="layout" svg:width="1.741cm" svg:height="0.542cm" svg:x="3.724cm" svg:y="10.9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5" draw:layer="layout" svg:width="1.858cm" svg:height="0.542cm" svg:x="3.608cm" svg:y="6.4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36" draw:text-style-name="P1" xml:id="id61" draw:id="id61" draw:layer="layout" svg:width="0.909cm" svg:height="3.127cm" svg:x="8.628cm" svg:y="7.402cm">
          <text:p/>
        </draw:rect>
        <draw:rect draw:style-name="gr36" draw:text-style-name="P1" xml:id="id59" draw:id="id59" draw:layer="layout" svg:width="0.882cm" svg:height="3.047cm" svg:x="11.572cm" svg:y="7.456cm">
          <text:p/>
        </draw:rect>
        <draw:custom-shape draw:style-name="gr37" draw:text-style-name="P1" draw:layer="layout" svg:width="1.662cm" svg:height="1.048cm" svg:x="9.782cm" svg:y="8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layer="layout" svg:width="0.672cm" svg:height="0.542cm" svg:x="4cm" svg:y="4.6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layer="layout" svg:width="1.292cm" svg:height="0.542cm" svg:x="15.569cm" svg:y="4.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1" draw:text-style-name="P1" draw:layer="layout" svg:x1="14.213cm" svg:y1="6.748cm" svg:x2="14.316cm" svg:y2="5.989cm">
          <text:p/>
        </draw:line>
        <draw:frame draw:style-name="gr35" draw:layer="layout" svg:width="2.61cm" svg:height="0.542cm" svg:x="14.318cm" svg:y="6.5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8" draw:text-style-name="P1" draw:layer="layout" svg:x1="12.285cm" svg:y1="5.251cm" svg:x2="13.937cm" svg:y2="5.243cm" draw:end-shape="id58" draw:end-glue-point="3" svg:d="m12285 5251h551v-8h1101">
          <text:p/>
        </draw:connector>
        <draw:connector draw:style-name="gr39" draw:text-style-name="P1" draw:layer="layout" draw:type="line" svg:x1="12.013cm" svg:y1="7.456cm" svg:x2="12.019cm" svg:y2="5.907cm" draw:start-shape="id59" draw:start-glue-point="0" svg:d="m12013 7456 6-1549">
          <text:p/>
        </draw:connector>
        <draw:ellipse draw:style-name="gr40" draw:text-style-name="P1" draw:layer="layout" svg:width="2.856cm" svg:height="0.984cm" draw:transform="skewX (0.29688050576418) rotate (0.93375114981679) translate (11.068cm 6.385cm)">
          <text:p/>
        </draw:ellipse>
        <draw:frame draw:style-name="gr41" draw:layer="layout" svg:width="3.159cm" svg:height="0.963cm" svg:x="10.419cm" svg:y="3.486cm">
          <draw:text-box>
            <text:p>Residual</text:p>
          </draw:text-box>
        </draw:frame>
        <draw:line draw:style-name="gr31" draw:text-style-name="P1" draw:layer="layout" svg:x1="14.685cm" svg:y1="4.533cm" svg:x2="14.952cm" svg:y2="3.815cm">
          <text:p/>
        </draw:line>
        <draw:frame draw:style-name="gr35" draw:layer="layout" svg:width="0.739cm" svg:height="0.543cm" svg:x="14.564cm" svg:y="3.2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5" draw:layer="layout" svg:width="2.642cm" svg:height="0.543cm" svg:x="0.222cm" svg:y="8.04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1" draw:text-style-name="P1" draw:layer="layout" svg:x1="1.692cm" svg:y1="8.84cm" svg:x2="2.847cm" svg:y2="8.852cm">
          <text:p/>
        </draw:line>
        <draw:line draw:style-name="gr10" draw:text-style-name="P1" xml:id="id66" draw:id="id66" draw:layer="layout" svg:x1="19.136cm" svg:y1="9.927cm" svg:x2="20.244cm" svg:y2="9.927cm">
          <text:p/>
        </draw:line>
        <draw:frame draw:style-name="gr35" draw:layer="layout" svg:width="2.642cm" svg:height="0.543cm" svg:x="16.184cm" svg:y="8.23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1" draw:text-style-name="P1" draw:layer="layout" svg:x1="17.845cm" svg:y1="9.025cm" svg:x2="19cm" svg:y2="9.037cm">
          <text:p/>
        </draw:line>
        <draw:frame draw:style-name="gr35" draw:layer="layout" svg:width="1.612cm" svg:height="0.542cm" svg:x="12.298cm" svg:y="11.17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5" draw:layer="layout" svg:width="1.659cm" svg:height="0.542cm" svg:x="17.947cm" svg:y="5.93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1" draw:text-style-name="P6" xml:id="id65" draw:id="id65" draw:layer="layout" svg:width="3.313cm" svg:height="1.675cm" svg:x="14.43cm" svg:y="9.978cm">
          <draw:text-box>
            <text:p text:style-name="P6">Residual </text:p>
            <text:p text:style-name="P6">(<text:span text:style-name="T3">Δ</text:span><text:span text:style-name="T4">T)</text:span></text:p>
          </draw:text-box>
        </draw:frame>
        <draw:connector draw:style-name="gr31" draw:text-style-name="P1" draw:layer="layout" draw:type="curve" svg:x1="17.743cm" svg:y1="10.815cm" svg:x2="19.136cm" svg:y2="9.927cm" draw:start-shape="id65" draw:start-glue-point="1" draw:end-shape="id66" draw:end-glue-point="3" svg:d="m17743 10815c969 0 273-888 1393-888">
          <text:p/>
        </draw:connector>
        <draw:connector draw:style-name="gr31" draw:text-style-name="P1" draw:layer="layout" draw:type="curve" svg:x1="17.743cm" svg:y1="10.815cm" svg:x2="19.677cm" svg:y2="11.473cm" draw:start-shape="id65" draw:start-glue-point="1" svg:d="m17743 10815c1825 0 859 658 1934 658">
          <text:p/>
        </draw:connector>
        <draw:frame draw:style-name="gr35" draw:layer="layout" svg:width="2.61cm" svg:height="0.542cm" svg:x="17.98cm" svg:y="12.1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7" draw:text-style-name="P1" draw:layer="layout" svg:width="-1.022cm" svg:height="-1.048cm" svg:x="5.263cm" svg:y="9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layer="layout" svg:width="1.89cm" svg:height="0.963cm" svg:x="4.513cm" svg:y="8.026cm">
          <draw:text-box>
            <text:p>3 TR</text:p>
          </draw:text-box>
        </draw:frame>
        <draw:line draw:style-name="gr31" draw:text-style-name="P1" draw:layer="layout" svg:x1="6.482cm" svg:y1="4.467cm" svg:x2="6.749cm" svg:y2="3.749cm">
          <text:p/>
        </draw:line>
        <draw:frame draw:style-name="gr35" draw:layer="layout" svg:width="0.786cm" svg:height="0.543cm" svg:x="6.361cm" svg:y="3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5" draw:layer="layout" svg:width="1.899cm" svg:height="0.543cm" svg:x="9.54cm" svg:y="7.83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3" draw:text-style-name="P1" draw:layer="layout" svg:width="3.527cm" svg:height="1.934cm" svg:x="4.587cm" svg:y="12.213cm">
          <draw:text-box>
            <text:p text:style-name="P1">Secondary</text:p>
            <text:p text:style-name="P1">Cycle</text:p>
          </draw:text-box>
        </draw:frame>
        <draw:frame draw:style-name="gr43" draw:text-style-name="P1" draw:layer="layout" svg:width="3.847cm" svg:height="1.934cm" svg:x="14.112cm" svg:y="12.481cm">
          <draw:text-box>
            <text:p text:style-name="P1">Refrigerant</text:p>
            <text:p text:style-name="P1">Cycle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3" draw:text-style-name="P1" xml:id="id68" draw:id="id68" draw:layer="layout" svg:width="1.176cm" svg:height="3.584cm" svg:x="3.915cm" svg:y="18.5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5" draw:text-style-name="P1" draw:layer="layout" draw:type="line" svg:x1="10.162cm" svg:y1="19.117cm" svg:x2="10.162cm" svg:y2="22.701cm" svg:d="m10162 19117v3584">
          <text:p/>
        </draw:connector>
        <draw:connector draw:style-name="gr4" draw:text-style-name="P1" draw:layer="layout" svg:x1="11.595cm" svg:y1="17.51cm" svg:x2="4.503cm" svg:y2="18.517cm" draw:start-shape="id67" draw:start-glue-point="5" draw:end-shape="id68" draw:end-glue-point="0" svg:d="m11595 17510h-7092v1007">
          <text:p/>
        </draw:connector>
        <draw:rect draw:style-name="gr8" draw:text-style-name="P1" xml:id="id67" draw:id="id67" draw:layer="layout" svg:width="4.156cm" svg:height="7.68cm" svg:x="11.595cm" svg:y="16.523cm">
          <draw:glue-point draw:id="4" svg:x="-4.874cm" svg:y="3.882cm"/>
          <draw:glue-point draw:id="5" svg:x="-5.122cm" svg:y="-3.716cm"/>
          <text:p/>
        </draw:rect>
        <draw:g>
          <draw:custom-shape draw:style-name="gr9" draw:text-style-name="P1" draw:layer="layout" svg:width="0.388cm" svg:height="1.706cm" svg:x="3.303cm" svg:y="18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9cm" svg:height="1.706cm" svg:x="3.301cm" svg:y="20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2.731cm" svg:y1="20.273cm" svg:x2="3.474cm" svg:y2="20.275cm">
            <text:p/>
          </draw:line>
        </draw:g>
        <draw:frame draw:style-name="gr15" xml:id="id69" draw:id="id69" draw:layer="layout" svg:width="4.238cm" svg:height="0.983cm" svg:x="3.731cm" svg:y="24.64cm">
          <draw:text-box>
            <text:p>Indoor Coil</text:p>
          </draw:text-box>
        </draw:frame>
        <draw:connector draw:style-name="gr12" draw:text-style-name="P1" draw:layer="layout" draw:type="line" svg:x1="3.731cm" svg:y1="25.131cm" svg:x2="4.203cm" svg:y2="22.256cm" draw:start-shape="id69" draw:start-glue-point="3" svg:d="m3731 25131 472-2875">
          <text:p/>
        </draw:connector>
        <draw:frame draw:style-name="gr14" draw:text-style-name="P1" draw:layer="layout" svg:width="4.102cm" svg:height="1.675cm" draw:transform="rotate (1.5707963267946) translate (12.93cm 22.294cm)">
          <draw:text-box>
            <text:p text:style-name="P1">Condensing</text:p>
            <text:p text:style-name="P1">Unit</text:p>
          </draw:text-box>
        </draw:frame>
        <draw:connector draw:style-name="gr17" draw:text-style-name="P1" draw:layer="layout" svg:x1="11.648cm" svg:y1="23.344cm" svg:x2="4.84cm" svg:y2="22.101cm" draw:start-shape="id67" draw:start-glue-point="4" draw:end-shape="id68" draw:end-glue-point="5" svg:d="m11648 23344h-6808v-1243">
          <text:p/>
        </draw:connector>
        <draw:rect draw:style-name="gr20" draw:text-style-name="P1" draw:layer="layout" svg:width="17.267cm" svg:height="12.254cm" svg:x="2.09cm" svg:y="14.202cm">
          <text:p/>
        </draw:rect>
        <draw:frame draw:style-name="gr15" draw:text-style-name="P9" draw:layer="layout" svg:width="5.607cm" svg:height="0.983cm" svg:x="5.936cm" svg:y="22.507cm">
          <draw:text-box>
            <text:p><text:span text:style-name="T5">Supply (Liquid-Line)</text:span></text:p>
          </draw:text-box>
        </draw:frame>
        <draw:frame draw:style-name="gr15" draw:text-style-name="P9" draw:layer="layout" svg:width="5.607cm" svg:height="0.983cm" svg:x="5.548cm" svg:y="16.62cm">
          <draw:text-box>
            <text:p><text:span text:style-name="T5">Return (Suction)</text:span></text:p>
          </draw:text-box>
        </draw:frame>
        <draw:line draw:style-name="gr44" draw:text-style-name="P1" draw:layer="layout" svg:x1="4.514cm" svg:y1="18.054cm" svg:x2="11.595cm" svg:y2="18.054cm">
          <text:p/>
        </draw:line>
        <draw:frame draw:style-name="gr45" draw:text-style-name="P10" draw:layer="layout" svg:width="5.607cm" svg:height="0.983cm" svg:x="5.368cm" svg:y="18.125cm">
          <draw:text-box>
            <text:p><text:span text:style-name="T6">Line-length (one-way)</text:span></text:p>
          </draw:text-box>
        </draw:frame>
        <draw:frame draw:style-name="gr46" draw:layer="layout" svg:width="1.738cm" svg:height="1.755cm" svg:x="-0.155cm" svg:y="17.717cm">
          <draw:text-box>
            <text:p>75 dpi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35" draw:layer="layout" svg:width="16.945cm" svg:height="1.224cm" svg:x="2.465cm" svg:y="7.911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7" draw:style-name="dp1" draw:master-page-name="Default">
        <office:forms form:automatic-focus="false" form:apply-design-mode="false"/>
        <draw:circle draw:style-name="gr47" draw:text-style-name="P1" draw:layer="layout" svg:width="5.344cm" svg:height="5.344cm" svg:x="4.54cm" svg:y="5.963cm">
          <text:p/>
        </draw:circle>
        <draw:circle draw:style-name="gr48" draw:text-style-name="P1" draw:layer="layout" svg:width="2.958cm" svg:height="2.958cm" svg:x="5.695cm" svg:y="7.196cm">
          <text:p/>
        </draw:circle>
        <draw:measure draw:style-name="gr49" draw:text-style-name="P11" draw:layer="measurelines" svg:x1="4.67cm" svg:y1="8.663cm" svg:x2="9.832cm" svg:y2="8.663cm">
          <text:p text:style-name="P11"><text:measure text:kind="gap"/><text:measure text:kind="value">16.26</text:measure><text:measure text:kind="unit">"</text:measure><text:measure text:kind="gap"/></text:p>
        </draw:measure>
        <draw:measure draw:style-name="gr50" draw:text-style-name="P11" draw:layer="layout" svg:x1="8.768cm" svg:y1="8.663cm" svg:x2="5.553cm" svg:y2="8.663cm">
          <text:p text:style-name="P11"><text:measure text:kind="gap"/><text:measure text:kind="value">10.13</text:measure><text:measure text:kind="unit">"</text:measure><text:measure text:kind="gap"/></text:p>
        </draw:measure>
        <draw:measure draw:style-name="gr51" draw:text-style-name="P11" draw:layer="layout" svg:x1="7.186cm" svg:y1="7.314cm" svg:x2="7.186cm" svg:y2="10.064cm">
          <text:p text:style-name="P11"><text:measure text:kind="gap"/><text:measure text:kind="value">8.66</text:measure><text:measure text:kind="unit">"</text:measure><text:measure text:kind="gap"/></text:p>
        </draw:measure>
        <draw:frame draw:style-name="gr52" draw:layer="layout" svg:width="4.107cm" svg:height="1.343cm" svg:x="5.107cm" svg:y="4.068cm">
          <draw:text-box>
            <text:p>Annulus OD</text:p>
          </draw:text-box>
        </draw:frame>
        <draw:frame draw:style-name="gr52" draw:layer="layout" svg:width="4.107cm" svg:height="1.343cm" svg:x="5.362cm" svg:y="12.461cm">
          <draw:text-box>
            <text:p>Annulus ID</text:p>
          </draw:text-box>
        </draw:frame>
        <draw:frame draw:style-name="gr52" draw:layer="layout" svg:width="2.808cm" svg:height="1.343cm" svg:x="10.784cm" svg:y="8.101cm">
          <draw:text-box>
            <text:p>Tube 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Blue-Red" draw:style="linear" draw:start-color="#ff0000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hatch draw:name="Hatching_20_Wide" draw:display-name="Hatching Wide" draw:style="double" draw:color="#800000" draw:distance="0.483cm" draw:rotation="9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an Bell</meta:initial-creator>
    <meta:creation-date>2010-02-19T15:56:45.75</meta:creation-date>
    <dc:date>2011-07-08T18:59:41.83</dc:date>
    <dc:creator>Ian Bell</dc:creator>
    <meta:editing-duration>P1DT4H28M30S</meta:editing-duration>
    <meta:editing-cycles>17</meta:editing-cycles>
    <meta:generator>OpenOffice.org/3.3$Win32 OpenOffice.org_project/330m20$Build-9567</meta:generator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i</math:mi>
        </math:mrow>
      </math:msub>
      <math:mi>,</math:mi>
      <math:msub>
        <math:mi>p</math:mi>
        <math:mrow>
          <math:mi>g</math:mi>
          <math:mi>,</math:mi>
          <math:mi>i</math:mi>
        </math:mrow>
      </math:msub>
    </math:mrow>
    <math:annotation math:encoding="StarMath 5.0">T_{g,i}, p_{g,i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p</math:mi>
        <math:mrow>
          <math:mi>r</math:mi>
          <math:mi>,</math:mi>
          <math:mi>i</math:mi>
        </math:mrow>
      </math:msub>
    </math:mrow>
    <math:annotation math:encoding="StarMath 5.0">T_{r,i},p_{r,i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o</math:mi>
        </math:mrow>
      </math:msub>
      <math:mi>,</math:mi>
      <math:msub>
        <math:mi>p</math:mi>
        <math:mrow>
          <math:mi>r</math:mi>
          <math:mi>,</math:mi>
          <math:mi>o</math:mi>
        </math:mrow>
      </math:msub>
      <math:mi>,</math:mi>
      <math:msub>
        <math:mi>h</math:mi>
        <math:mrow>
          <math:mi>r</math:mi>
          <math:mi>,</math:mi>
          <math:mi>o</math:mi>
        </math:mrow>
      </math:msub>
    </math:mrow>
    <math:annotation math:encoding="StarMath 5.0">T_{r,o},p_{r,o},h_{r,o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p</math:mi>
      </math:msub>
      <math:mo math:stretchy="false">˙</math:mo>
    </math:mover>
    <math:annotation math:encoding="StarMath 5.0">dot W_p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i math:fontstyle="italic">TR</math:mi>
        <math:mo math:stretchy="false">+</math:mo>
        <math:mover math:accent="true">
          <math:msub>
            <math:mi>W</math:mi>
            <math:mi>p</math:mi>
          </math:msub>
          <math:mo math:stretchy="false">˙</math:mo>
        </math:mover>
      </math:mrow>
    </math:mrow>
    <math:annotation math:encoding="StarMath 5.0">3 TR + dot W_p</math:annotation>
  </math:semantics>
</math:math>
</file>

<file path=Object 14/content.xml><?xml version="1.0" encoding="utf-8"?>
<math xmlns="http://www.w3.org/1998/Math/MathML">
  <semantics>
    <mtable>
      <mtr>
        <mtd>
          <mrow>
            <mover accent="true">
              <mi>m</mi>
              <mi mathvariant="normal">˙</mi>
            </mover>
            <mrow>
              <mrow>
                <mi stretchy="false" mathvariant="normal">[</mi>
                <mrow>
                  <mi mathvariant="italic">lbm</mi>
                  <mi mathvariant="normal">/</mi>
                  <mi>h</mi>
                </mrow>
                <mi stretchy="false" mathvariant="normal">]</mi>
              </mrow>
              <mi mathvariant="normal">=</mi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M</mi>
                <mn>3</mn>
              </msub>
            </mrow>
            <mrow>
              <msub>
                <mi>T</mi>
                <mi>d</mi>
              </msub>
              <mo stretchy="false">+</mo>
              <msub>
                <mi>M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M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M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M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M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M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M</mi>
                <mn>10</mn>
              </msub>
            </mrow>
            <msubsup>
              <mi>T</mi>
              <mi>d</mi>
              <mn>3</mn>
            </msubsup>
          </mrow>
        </mtd>
      </mtr>
      <mtr>
        <mtd>
          <mrow>
            <mi mathvariant="italic">Power</mi>
            <mrow>
              <mrow>
                <mi stretchy="false" mathvariant="normal">[</mi>
                <mi>W</mi>
                <mi stretchy="false" mathvariant="normal">]</mi>
              </mrow>
              <mi mathvariant="normal">=</mi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P</mi>
                <mn>3</mn>
              </msub>
            </mrow>
            <mrow>
              <msub>
                <mi>T</mi>
                <mi>d</mi>
              </msub>
              <mo stretchy="false">+</mo>
              <msub>
                <mi>P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P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P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P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P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P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P</mi>
                <mn>10</mn>
              </msub>
            </mrow>
            <msubsup>
              <mi>T</mi>
              <mi>d</mi>
              <mn>3</mn>
            </msubsup>
          </mrow>
        </mtd>
      </mtr>
    </mtable>
    <annotation encoding="StarMath 5.0">dot {m} [lbm/h] = M_{1}+M_{2}T_s+M_{3}T_{d}+M_{4}T_{s}^2+M_{5}T_{s}T_d+M_{6}T_{d}^2+M_{7}T_{s}^3+M_{8}T_{d}T_{s}^2+M_{9}T_{d}^{2}T_{s}+M_{10}T_{d}^3 newline
Power [W] = P_{1}+P_{2}T_s+P_{3}T_{d}+P_{4}T_{s}^2+P_{5}T_{s}T_d+P_{6}T_{d}^2+P_{7}T_{s}^3+P_{8}T_{d}T_{s}^2+P_{9}T_{d}^{2}T_{s}+P_{10}T_{d}^3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o</math:mi>
        </math:mrow>
      </math:msub>
      <math:mi>,</math:mi>
      <math:msub>
        <math:mi>p</math:mi>
        <math:mrow>
          <math:mi>g</math:mi>
          <math:mi>,</math:mi>
          <math:mi>o</math:mi>
        </math:mrow>
      </math:msub>
    </math:mrow>
    <math:annotation math:encoding="StarMath 5.0">T_{g,o}, p_{g,o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m</math:mi>
        <math:mi>g</math:mi>
      </math:msub>
      <math:mo math:stretchy="false">˙</math:mo>
    </math:mover>
    <math:annotation math:encoding="StarMath 5.0">dot m_{g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m</math:mi>
          <math:mi>r</math:mi>
        </math:msub>
        <math:mo math:stretchy="false">˙</math:mo>
      </math:mover>
      <math:mi>,</math:mi>
      <math:msub>
        <math:mi>T</math:mi>
        <math:mi>d</math:mi>
      </math:msub>
    </math:mrow>
    <math:annotation math:encoding="StarMath 5.0">dot m_{r},T_{d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ss</math:mi>
      </math:msub>
      <math:mi>,</math:mi>
      <math:msub>
        <math:mi>T</math:mi>
        <math:mi math:fontstyle="italic">sd</math:mi>
      </math:msub>
      <math:mi>,</math:mi>
      <math:mo math:stretchy="false">Δ</math:mo>
      <math:msub>
        <math:mi>T</math:mi>
        <math:mi math:fontstyle="italic">sh</math:mi>
      </math:msub>
    </math:mrow>
    <math:annotation math:encoding="StarMath 5.0">T_{ss},T_{sd},%DELTA T_{sh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c</math:mi>
      </math:msub>
      <math:mo math:stretchy="false">˙</math:mo>
    </math:mover>
    <math:annotation math:encoding="StarMath 5.0">dot W_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x</math:mi>
        <math:mrow>
          <math:mi>r</math:mi>
          <math:mi>,</math:mi>
          <math:mi>i</math:mi>
        </math:mrow>
      </math:msub>
    </math:mrow>
    <math:annotation math:encoding="StarMath 5.0">T_{r,i},x_{r,i}</math:annotation>
  </math:semantics>
</math:math>
</file>